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870000011C3C0B2B48.svm" manifest:media-type=""/>
  <manifest:file-entry manifest:full-path="Pictures/2000000100000B340000035E192E1796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\overline{x}&amp;1&amp;0&amp;1&amp;1\\&#10;\cline{2-5}&#10;$x$&amp;1&amp;0&amp;1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c}&#10;\overline{y}\overline{z}&amp;\overline{y}$z$&amp;$yz$&amp;$y$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14cm" svg:height="1.205cm" svg:x="1.844cm" svg:y="0.859cm">
          <draw:image xlink:href="Pictures/2000000100000B340000035E192E1796.svm" xlink:type="simple" xlink:show="embed" xlink:actuate="onLoad">
            <text:p/>
          </draw:image>
        </draw:frame>
        <draw:frame draw:style-name="gr2" draw:text-style-name="P1" draw:layer="layout" svg:width="2.921cm" svg:height="0.396cm" svg:x="2.683cm" svg:y="0.413cm">
          <draw:image xlink:href="Pictures/2000000100000A870000011C3C0B2B48.svm" xlink:type="simple" xlink:show="embed" xlink:actuate="onLoad">
            <text:p/>
          </draw:image>
        </draw:frame>
        <draw:custom-shape draw:style-name="gr3" draw:text-style-name="P1" draw:layer="layout" svg:width="1.27cm" svg:height="1.143cm" svg:x="4.334cm" svg:y="0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" draw:text-style-name="P1" xml:id="id2" draw:id="id2" draw:layer="layout" svg:width="1.036cm" svg:height="1.015cm" svg:x="5.216cm" svg:y="0.921cm" svg:viewBox="0 0 1037 1016" svg:d="m981 1015-812 1c-85 0-169-85-169-169v-678c0-85 84-169 169-169l868 12">
          <draw:glue-point draw:id="4" svg:x="3.124cm" svg:y="5.009cm"/>
          <text:p/>
        </draw:path>
        <draw:path draw:style-name="gr4" draw:text-style-name="P1" draw:layer="layout" svg:width="-0.761cm" svg:height="-1.015cm" svg:x="3.064cm" svg:y="1.937cm" svg:viewBox="0 0 -762 -1016" svg:d="m762 1016h-593c-85 0-169-85-169-169v-678c0-85 84-169 169-169h593">
          <text:p/>
        </draw:path>
        <draw:frame draw:style-name="gr5" draw:layer="layout" svg:width="1.028cm" svg:height="1.942cm" svg:x="3.511cm" svg:y="3.0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xml:id="id1" draw:id="id1" draw:layer="layout" svg:width="3.414cm" svg:height="2.455cm" svg:x="4.846cm" svg:y="2.744cm">
          <draw:text-box>
            <text:p text:style-name="P2"><text:span text:style-name="T1">اس قائم الزاویہ میں چار</text:span></text:p>
            <text:p text:style-name="P2"><text:span text:style-name="T1"><text:s/></text:span><text:span text:style-name="T1">ارکانِ ضرب گھیرے گئے</text:span></text:p>
            <text:p text:style-name="P2"><text:span text:style-name="T1"><text:s/></text:span><text:span text:style-name="T1">ہیں جن میں صرف</text:span><text:span text:style-name="T1"> <text:s text:c="3"/></text:span></text:p>
            <text:p text:style-name="P2"><text:span text:style-name="T1">مشترک ہے</text:span></text:p>
          </draw:text-box>
        </draw:frame>
        <draw:connector draw:style-name="gr7" draw:text-style-name="P1" draw:layer="layout" draw:type="curve" svg:x1="6.553cm" svg:y1="2.744cm" svg:x2="6.057cm" svg:y2="1.937cm" draw:start-shape="id1" draw:start-glue-point="0" draw:end-shape="id2" draw:end-glue-point="4" svg:d="m6553 2744c0-604-496-201-496-807">
          <text:p/>
        </draw:connector>
        <draw:frame draw:style-name="gr5" xml:id="id3" draw:id="id3" draw:layer="layout" svg:width="0.427cm" svg:height="0.469cm" svg:x="5.03cm" svg:y="4.0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4" draw:id="id4" draw:layer="layout" svg:width="0.432cm" svg:height="2.353cm" svg:x="4.136cm" svg:y="2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03cm" svg:y1="4.261cm" svg:x2="4.568cm" svg:y2="3.963cm" draw:start-shape="id3" draw:start-glue-point="3" draw:end-shape="id4" draw:end-glue-point="10" svg:d="m5030 4261c-345 0-114-298-462-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0T16:27:08</dc:date>
    <dc:creator>kkk </dc:creator>
    <meta:generator>LibreOffice/3.3$Linux LibreOffice_project/330m19$Build-401</meta:generator>
    <meta:editing-duration>PT3H44M50S</meta:editing-duration>
    <meta:editing-cycles>17</meta:editing-cycles>
    <meta:document-statistic meta:object-count="11"/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i>x</mi>
              <mo>¯</mo>
            </mover>
            <mover accent="true">
              <mi>y</mi>
              <mo>¯</mo>
            </mover>
            <mover accent="true">
              <mi>z</mi>
              <mo>¯</mo>
            </mover>
          </mrow>
        </mtd>
      </mtr>
      <mtr>
        <mtd>
          <mrow>
            <mi>x</mi>
            <mover accent="true">
              <mi>y</mi>
              <mo>¯</mo>
            </mover>
            <mover accent="true">
              <mi>z</mi>
              <mo>¯</mo>
            </mover>
          </mrow>
        </mtd>
      </mtr>
      <mtr>
        <mtd>
          <mrow>
            <mover accent="true">
              <mi>x</mi>
              <mo>¯</mo>
            </mover>
            <mi>y</mi>
            <mover accent="true">
              <mi>z</mi>
              <mo>¯</mo>
            </mover>
          </mrow>
        </mtd>
      </mtr>
      <mtr>
        <mtd>
          <mrow>
            <mi>x</mi>
            <mi>y</mi>
            <mover accent="true">
              <mi>z</mi>
              <mo>¯</mo>
            </mover>
          </mrow>
        </mtd>
      </mtr>
    </mtable>
    <annotation encoding="StarMath 5.0">stack{
overline{x}overline{y}overline{z} #
x overline{y}overline{z} #
overline{x} y overline{z} #
x y overline{z}
}</annotation>
  </semantics>
</math>
</file>

<file path=Object 2/content.xml><?xml version="1.0" encoding="utf-8"?>
<math xmlns="http://www.w3.org/1998/Math/MathML">
  <semantics>
    <mover accent="true">
      <mi>z</mi>
      <mo>¯</mo>
    </mover>
    <annotation encoding="StarMath 5.0">overline{z}</annotation>
  </semantics>
</math>
</file>